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Courier New" svg:font-family="'Courier New'" style:font-family-generic="modern"/>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line-height="100%"/>
    </style:style>
    <style:style style:name="P2" style:family="paragraph" style:parent-style-name="Standard">
      <style:paragraph-properties fo:line-height="100%" fo:text-align="justify" style:justify-single-word="false"/>
    </style:style>
    <style:style style:name="P3" style:family="paragraph" style:parent-style-name="Standard">
      <style:paragraph-properties fo:line-height="200%" fo:text-align="start" style:justify-single-word="false"/>
      <style:text-properties fo:font-style="normal" style:text-underline-style="none" fo:font-weight="normal" style:font-style-asian="normal" style:font-weight-asian="normal" style:font-style-complex="normal" style:font-weight-complex="normal"/>
    </style:style>
    <style:style style:name="P4" style:family="paragraph" style:parent-style-name="Standard">
      <style:paragraph-properties fo:line-height="200%" fo:text-align="justify" style:justify-single-word="false"/>
      <style:text-properties fo:font-style="normal" style:text-underline-style="none" fo:font-weight="normal" style:font-style-asian="normal" style:font-weight-asian="normal" style:font-style-complex="normal" style:font-weight-complex="normal"/>
    </style:style>
    <style:style style:name="T1" style:family="text">
      <style:text-properties style:text-underline-style="solid" style:text-underline-width="auto" style:text-underline-color="font-color"/>
    </style:style>
    <style:style style:name="T2" style:family="text">
      <style:text-properties fo:font-weight="bold" style:font-weight-asian="bold" style:font-weight-complex="bold"/>
    </style:style>
    <style:style style:name="T3" style:family="text">
      <style:text-properties style:text-position="super 5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2">Reading Review #3</text:span><text:tab/><text:tab/><text:tab/><text:span text:style-name="T2">EC 522 Winter 2011</text:span><text:tab/><text:tab/> <text:s text:c="9"/><text:span text:style-name="T2">Student ID <text:s/>971-18-3385</text:span></text:p>
      <text:p text:style-name="P2"/>
      <text:p text:style-name="P3"/>
      <text:p text:style-name="P4">Foolishness masquerading as critical thinking is a perennial outcome of hubris. This phenomenon seems to be a natural characteristic of human endeavors, just as surely as we eat and drink. <text:s/>It's not the distillation and examination of economic world views that's the problem with Castle, Barrens, and Polasky's, ¨The Economics of Sustainability,” but rather the presumption that a complete, and thorough analysis has been done and that the analytical results are obvious; at least to the well-informed. I am sure that physicists in the late 19<text:span text:style-name="T3">th</text:span> century shared the authors' smugness.</text:p>
      <text:p text:style-name="P4"/>
      <text:p text:style-name="P4">Defining the many modern economic schools of thought in sustainability as just a few extreme positions and then evaluating the policy decisions that would follow from these extreme positions is a good idea. <text:s/>Thus, Castle, Barrens, and Polasky (the authors) give us World Views I, II, and III. <text:s/>In World View I natural capital and human capital are complements of each other (certainly not substitutes!) and therefore population and economic development are subject to severe constraints to maintain natural capital for future generations. <text:s/>World View I requires that the rate of economic development must be no greater than the rate of technological innovation, that renewables can be used only at their recharge rates, and that nonrenewables can be used only after renewable substitutes are already available. Only in this way can we be sustainable, in the Bruntland fashion. <text:s/>The polar opposite of World View I is World View II. <text:s/>In World View II natural capital and human capital are fully interchangeable and there is no concern that future generations will be wanting because only a few spectacular resource amenities need preservation; substitutes are available for all other “functionally transparent” ecosystem services. <text:s/>World View II requires only that <text:span text:style-name="T1">all</text:span> resources be market-valued and included in market cycles; the “invisible hand” takes care of the <text:soft-page-break/>rest. <text:s/>In World View III uncertainty trumps capital and <text:s/>the prudent course is to maintain the options. <text:s/>Here, the debate on the elasticity of substitution is <text:s/>considered a waste of time because of its irrelevance to possible (and unpredictable) outcomes. <text:s/>World View III says that we must prepare for any eventuality (i.e., provide for future generations by being adaptable) and “avoid actions with high social costs that will lead to costly mistakes in the form of expensive irreversibilities.”</text:p>
      <text:p text:style-name="P4"/>
      <text:p text:style-name="P4">Up to this point the authors provide a very useful model to analyze the crux of the matter; namely, what are the implications to policy from economic theories of sustainability? <text:s/>The problems arise in their analysis of their own model. <text:s/>Starting with their final conclusion that there is little value in the continued economic study of sustainability for objectives because “it won't serve as a fruitful research paradigm in economics far into the future.” <text:s/>This is shocking, especially in light of their careful erudition of World View III. <text:s/>Apparently they have concluded that, “standing alone a sustainability objective is a blunt instrument with limited usefulness in policy formation” and that “conceptual issues remain to be resolved but it is not clear that they will be of great policy significance.” The authors thus recommend that economists should focus on the analysis of sub-systems, not the larger cycles. <text:s/>This is ridiculous—valuable insights are always generated by changing spatio-temporal scales of analysis. <text:s/>The authors' anthropocentric arrogance is seen in statements such as, “one cannot argue that the welfare of future generations has been ignored by mainstream, orthodox resource economics.” This implies that our economic cycles, which are apparently working very well in providing for present and future human needs, <text:s/>have no detrimental relationship to fully functioning ecosystem cycles. At best the authors seem to suffer from cognitive dissonance; at worst they are ivory tower analysts who are not mindful of the air they breathe, the water they drink, or the food that they ea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Courier New" svg:font-family="'Courier New'" style:font-family-generic="modern"/>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class="text" style:default-outline-level="1">
      <style:text-properties style:font-name="Nimbus Roman No9 L" fo:font-size="24pt" fo:font-weight="bold" style:font-name-asian="DejaVu Sans" style:font-size-asian="24pt" style:font-weight-asian="bold" style:font-name-complex="DejaVu Sans" style:font-size-complex="24pt" style:font-weight-complex="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WW8Num6z1" style:family="text">
      <style:text-properties style:font-name="Courier New"/>
    </style:style>
    <style:style style:name="WW8Num6z2" style:family="text">
      <style:text-properties style:font-name="Wingdings"/>
    </style:style>
    <style:style style:name="WW8Num6z3" style:family="text">
      <style:text-properties style:font-name="Symbol"/>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6" text:consecutive-numbering="true">
      <text:list-level-style-number text:level="1" style:num-suffix="." style:num-format="1">
        <style:list-level-properties text:space-before="0.75in" text:min-label-width="0.25in"/>
      </text:list-level-style-number>
      <text:list-level-style-bullet text:level="2" text:style-name="WW8Num6z1" style:num-suffix="." text:bullet-char="o">
        <style:list-level-properties text:space-before="1.25in" text:min-label-width="0.25in"/>
        <style:text-properties fo:font-family="'Courier New'" style:font-family-generic="modern" style:font-pitch="fixed"/>
      </text:list-level-style-bullet>
      <text:list-level-style-bullet text:level="3" text:style-name="WW8Num6z2" style:num-suffix="." text:bullet-char="">
        <style:list-level-properties text:space-before="1.75in" text:min-label-width="0.25in"/>
        <style:text-properties style:font-name="Wingdings"/>
      </text:list-level-style-bullet>
      <text:list-level-style-bullet text:level="4" text:style-name="WW8Num6z3" style:num-suffix="." text:bullet-char="">
        <style:list-level-properties text:space-before="2.25in" text:min-label-width="0.25in"/>
        <style:text-properties style:font-name="Symbol"/>
      </text:list-level-style-bullet>
      <text:list-level-style-bullet text:level="5" text:style-name="WW8Num6z1" style:num-suffix="." text:bullet-char="o">
        <style:list-level-properties text:space-before="2.75in" text:min-label-width="0.25in"/>
        <style:text-properties fo:font-family="'Courier New'" style:font-family-generic="modern" style:font-pitch="fixed"/>
      </text:list-level-style-bullet>
      <text:list-level-style-bullet text:level="6" text:style-name="WW8Num6z2" style:num-suffix="." text:bullet-char="">
        <style:list-level-properties text:space-before="3.25in" text:min-label-width="0.25in"/>
        <style:text-properties style:font-name="Wingdings"/>
      </text:list-level-style-bullet>
      <text:list-level-style-bullet text:level="7" text:style-name="WW8Num6z3" style:num-suffix="." text:bullet-char="">
        <style:list-level-properties text:space-before="3.75in" text:min-label-width="0.25in"/>
        <style:text-properties style:font-name="Symbol"/>
      </text:list-level-style-bullet>
      <text:list-level-style-bullet text:level="8" text:style-name="WW8Num6z1" style:num-suffix="." text:bullet-char="o">
        <style:list-level-properties text:space-before="4.25in" text:min-label-width="0.25in"/>
        <style:text-properties fo:font-family="'Courier New'" style:font-family-generic="modern" style:font-pitch="fixed"/>
      </text:list-level-style-bullet>
      <text:list-level-style-bullet text:level="9" text:style-name="WW8Num6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9299in" fo:margin-bottom="0.9299in" fo:margin-left="0.9299in" fo:margin-right="0.9299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creation-date>2011-01-04T09:39:08</meta:creation-date>
    <dc:date>2011-06-11T14:22:54</dc:date>
    <meta:print-date>2011-01-12T11:19:41</meta:print-date>
    <meta:editing-cycles>56</meta:editing-cycles>
    <meta:editing-duration>PT9H49M57S</meta:editing-duration>
    <meta:user-defined meta:name="Info 1"/>
    <meta:user-defined meta:name="Info 2"/>
    <meta:user-defined meta:name="Info 3"/>
    <meta:user-defined meta:name="Info 4"/>
    <meta:document-statistic meta:table-count="0" meta:image-count="0" meta:object-count="0" meta:page-count="2" meta:paragraph-count="4" meta:word-count="650" meta:character-count="4127"/>
  </office:meta>
</office:document-meta>
</file>